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16cm" fo:min-width="6.06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85cm" fo:min-width="3.289cm"/>
    </style:style>
    <style:style style:name="gr3" style:family="graphic" style:parent-style-name="standard">
      <style:graphic-properties draw:fill="none" draw:opacity="50%" draw:textarea-horizontal-align="justify" draw:textarea-vertical-align="top" draw:auto-grow-height="false" fo:min-height="7.95cm" fo:min-width="7.1cm" draw:shadow-opacity="50%"/>
    </style:style>
    <style:style style:name="gr4" style:family="graphic" style:parent-style-name="standard">
      <style:graphic-properties draw:fill="none" draw:opacity="50%" draw:textarea-horizontal-align="justify" draw:textarea-vertical-align="middle" draw:auto-grow-height="false" fo:min-height="2.05cm" fo:min-width="6.6cm" draw:shadow-opacity="50%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7.95cm" fo:min-width="8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ott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964cm" fo:min-width="3.401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16cm" fo:min-width="4.201cm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50%"/>
      <style:paragraph-properties fo:text-align="start"/>
    </style:style>
    <style:style style:name="P4" style:family="paragraph">
      <style:paragraph-properties fo:text-align="start"/>
    </style:style>
    <style:style style:name="P5" style:family="paragraph">
      <loext:graphic-properties draw:fill="none" draw:opacity="50%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950e"/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6.8cm" svg:height="2.4cm" svg:x="11.8cm" svg:y="12.5cm">
          <text:p text:style-name="P1"><text:span text:style-name="T1">ARxCODE</text:span></text:p>
          <text:p text:style-name="P1"><text:span text:style-name="T2">Análisis de Riesgo</text:span></text:p>
          <text:p text:style-name="P1"><text:span text:style-name="T2">por Colisión </text:span></text:p>
          <text:p text:style-name="P1"><text:span text:style-name="T2">con Desechos Espaci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4cm" svg:height="2cm" svg:x="2.2cm" svg:y="9cm">
          <text:p text:style-name="P1">CDM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3" xml:id="id6" draw:id="id6" draw:layer="layout" svg:width="7.6cm" svg:height="8.2cm" svg:x="1.8cm" svg:y="7.3cm"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7.1cm" svg:height="2.3cm" svg:x="21cm" svg:y="8.6cm">
          <text:p text:style-name="P1"><text:span text:style-name="T3">Centro de Control</text:span></text:p>
          <text:p text:style-name="P1"><text:span text:style-name="T3">de Operaciones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8.7cm" svg:height="8.2cm" svg:x="10.8cm" svg:y="7.3cm">
          <text:p text:style-name="P1"/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-0.801cm" svg:x1="6.6cm" svg:y1="10cm" svg:x2="11.8cm" svg:y2="13.7cm" draw:start-shape="id1" draw:start-glue-point="7" draw:end-shape="id2" svg:d="M6600 10000h1800v3700h3400" svg:viewBox="0 0 5201 3701">
          <text:p/>
        </draw:connector>
        <draw:line draw:style-name="gr7" draw:text-style-name="P2" draw:layer="layout" svg:x1="10cm" svg:y1="4.5cm" svg:x2="10.1cm" svg:y2="16.2cm">
          <text:p/>
        </draw:line>
        <draw:line draw:style-name="gr7" draw:text-style-name="P2" draw:layer="layout" svg:x1="20.4cm" svg:y1="4.5cm" svg:x2="20.5cm" svg:y2="15.8cm">
          <text:p/>
        </draw:line>
        <draw:frame draw:style-name="gr8" draw:text-style-name="P6" draw:layer="layout" svg:width="6.2cm" svg:height="1.1cm" svg:x="2.8cm" svg:y="4cm">
          <draw:text-box>
            <text:p><text:span text:style-name="T5">Alerta de Riesgo</text:span></text:p>
          </draw:text-box>
        </draw:frame>
        <draw:frame draw:style-name="gr9" draw:text-style-name="P6" draw:layer="layout" svg:width="6.9cm" svg:height="0.962cm" svg:x="11.8cm" svg:y="4.038cm">
          <draw:text-box>
            <text:p><text:span text:style-name="T5">Análisis del Riesgo</text:span></text:p>
          </draw:text-box>
        </draw:frame>
        <draw:frame draw:style-name="gr8" draw:text-style-name="P6" draw:layer="layout" svg:width="7cm" svg:height="1.1cm" svg:x="21.3cm" svg:y="4cm">
          <draw:text-box>
            <text:p><text:span text:style-name="T5">Mitigación de Riesgo</text:span></text:p>
          </draw:text-box>
        </draw:frame>
        <draw:frame draw:style-name="gr10" draw:text-style-name="P7" draw:layer="layout" svg:width="6cm" svg:height="0.962cm" svg:x="12.2cm" svg:y="7.738cm">
          <draw:text-box>
            <text:p>Dinámica Orbital</text:p>
          </draw:text-box>
        </draw:frame>
        <draw:custom-shape draw:style-name="gr11" draw:text-style-name="P9" draw:layer="layout" svg:width="3.9cm" svg:height="2.3cm" svg:x="13cm" svg:y="9.4cm">
          <text:p text:style-name="P8"><text:span text:style-name="T6">Productos</text:span></text:p>
          <text:p text:style-name="P8"><text:span text:style-name="T6"><text:s/></text:span><text:span text:style-name="T6">Orbita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" draw:text-style-name="P11" draw:layer="layout" svg:width="6.8cm" svg:height="0.962cm" svg:x="1.8cm" svg:y="6.038cm">
          <draw:text-box>
            <text:p text:style-name="P10"><text:span text:style-name="T3">Organismos Externos.</text:span></text:p>
          </draw:text-box>
        </draw:frame>
        <draw:frame draw:style-name="gr10" draw:text-style-name="P7" draw:layer="layout" svg:width="3cm" svg:height="0.962cm" svg:x="1.9cm" svg:y="7.6cm">
          <draw:text-box>
            <text:p text:style-name="P4">(JSpOC)</text:p>
          </draw:text-box>
        </draw:frame>
        <draw:custom-shape draw:style-name="gr13" draw:text-style-name="P12" xml:id="id3" draw:id="id3" draw:layer="layout" svg:width="4.7cm" svg:height="2cm" svg:x="2.6cm" svg:y="13.2cm">
          <text:p text:style-name="P1">Space-Track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4" draw:layer="layout" svg:width="1.8cm" svg:height="0.806cm" svg:x="6.9cm" svg:y="9.1cm">
          <draw:text-box>
            <text:p text:style-name="P13"><text:span text:style-name="T2">mail</text:span></text:p>
          </draw:text-box>
        </draw:frame>
        <draw:connector draw:style-name="gr6" draw:text-style-name="P2" draw:layer="layout" draw:line-skew="-1.151cm" svg:x1="7.3cm" svg:y1="14.2cm" svg:x2="11.8cm" svg:y2="13.7cm" draw:start-shape="id3" draw:start-glue-point="7" draw:end-shape="id2" svg:d="M7300 14200h1100v-500h3400" svg:viewBox="0 0 4501 501">
          <text:p/>
        </draw:connector>
        <draw:frame draw:style-name="gr14" draw:text-style-name="P14" draw:layer="layout" svg:width="4.6cm" svg:height="0.806cm" svg:x="2.6cm" svg:y="12.4cm">
          <draw:text-box>
            <text:p text:style-name="P13"><text:span text:style-name="T2">Página Web</text:span></text:p>
          </draw:text-box>
        </draw:frame>
        <draw:line draw:style-name="gr6" draw:text-style-name="P2" draw:layer="layout" svg:x1="18.1cm" svg:y1="10.5cm" svg:x2="18.1cm" svg:y2="12.5cm">
          <text:p/>
        </draw:line>
        <draw:line draw:style-name="gr6" draw:text-style-name="P2" draw:layer="layout" svg:x1="12.6cm" svg:y1="10.5cm" svg:x2="12.6cm" svg:y2="12.5cm">
          <text:p/>
        </draw:line>
        <draw:line draw:style-name="gr15" draw:text-style-name="P2" draw:layer="layout" svg:x1="12.6cm" svg:y1="10.5cm" svg:x2="13cm" svg:y2="10.5cm">
          <text:p/>
        </draw:line>
        <draw:line draw:style-name="gr15" draw:text-style-name="P2" draw:layer="layout" svg:x1="16.9cm" svg:y1="10.5cm" svg:x2="18.1cm" svg:y2="10.5cm">
          <text:p/>
        </draw:line>
        <draw:frame draw:style-name="gr16" draw:text-style-name="P16" draw:layer="layout" svg:width="1.7cm" svg:height="0.763cm" svg:x="11.1cm" svg:y="10.6cm">
          <draw:text-box>
            <text:p text:style-name="P15"><text:span text:style-name="T7">CDM</text:span></text:p>
          </draw:text-box>
        </draw:frame>
        <draw:frame draw:style-name="gr10" draw:text-style-name="P18" draw:layer="layout" svg:width="2.8cm" svg:height="0.729cm" svg:x="16.9cm" svg:y="9.771cm">
          <draw:text-box>
            <text:p text:style-name="P17"><text:span text:style-name="T8">Efemérides</text:span></text:p>
          </draw:text-box>
        </draw:frame>
        <draw:connector draw:style-name="gr6" draw:text-style-name="P2" draw:layer="layout" svg:x1="24.55cm" svg:y1="8.6cm" svg:x2="15.15cm" svg:y2="7.3cm" draw:start-shape="id4" draw:start-glue-point="0" draw:end-shape="id5" draw:end-glue-point="0" svg:d="M24550 8600v-1801h-9400v501" svg:viewBox="0 0 9401 1802">
          <text:p/>
        </draw:connector>
        <draw:connector draw:style-name="gr6" draw:text-style-name="P2" draw:layer="layout" svg:x1="10.8cm" svg:y1="11.4cm" svg:x2="9.4cm" svg:y2="11.4cm" draw:start-shape="id5" draw:start-glue-point="3" draw:end-shape="id6" draw:end-glue-point="1" svg:d="M10800 11400h-1400" svg:viewBox="0 0 1401 1">
          <text:p/>
        </draw:connector>
        <draw:connector draw:style-name="gr6" draw:text-style-name="P2" draw:layer="layout" svg:x1="19.5cm" svg:y1="11.4cm" svg:x2="24.55cm" svg:y2="10.9cm" draw:start-shape="id5" draw:start-glue-point="1" draw:end-shape="id4" draw:end-glue-point="2" svg:d="M19500 11400h750v1h4300v-501" svg:viewBox="0 0 5051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6:38:52.180106104</meta:creation-date>
    <dc:date>2017-07-12T09:19:26.419769528</dc:date>
    <meta:editing-duration>PT2H8M18S</meta:editing-duration>
    <meta:editing-cycles>32</meta:editing-cycles>
    <meta:generator>LibreOffice/5.1.1.2$Linux_X86_64 LibreOffice_project/10m0$Build-2</meta:generator>
    <meta:document-statistic meta:object-count="28"/>
  </office:meta>
</office:document-meta>
</file>